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8*"/>
    </style:style>
    <style:style style:name="Table1.B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zil experiment:</text:p>
      <text:p text:style-name="Standard"/>
      <text:p text:style-name="Standard">four predator species:</text:p>
      <text:p text:style-name="Standard">Leptagrion andromache</text:p>
      <text:p text:style-name="Standard">Leptagrion elongatum</text:p>
      <text:p text:style-name="Standard">Tabanidae sp. </text:p>
      <text:p text:style-name="Standard">Monopelopia sp.</text:p>
      <text:p text:style-name="Standard"/>
      <text:p text:style-name="Standard">In monoculture and then in pairwise combin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L. andromache + L. elongatum</text:p>
          </table:table-cell>
          <table:table-cell table:style-name="Table1.B1" office:value-type="string">
            <text:p text:style-name="Standard">Low diversity (within genus)</text:p>
          </table:table-cell>
        </table:table-row>
        <table:table-row>
          <table:table-cell table:style-name="Table1.A2" office:value-type="string">
            <text:p text:style-name="Standard">Tabanidae sp. + Monopelopia sp.</text:p>
          </table:table-cell>
          <table:table-cell table:style-name="Table1.B2" office:value-type="string">
            <text:p text:style-name="Standard">Intermediate diversity (within order)</text:p>
          </table:table-cell>
        </table:table-row>
        <table:table-row>
          <table:table-cell table:style-name="Table1.A2" office:value-type="string">
            <text:p text:style-name="Standard">L. andromache + Tabanidae</text:p>
          </table:table-cell>
          <table:table-cell table:style-name="Table1.B2" office:value-type="string">
            <text:p text:style-name="Standard">High diversity (within class)</text:p>
          </table:table-cell>
        </table:table-row>
        <table:table-row>
          <table:table-cell table:style-name="Table1.A2" office:value-type="string">
            <text:p text:style-name="Standard">L. andromache + Monopeloplia</text:p>
          </table:table-cell>
          <table:table-cell table:style-name="Table1.B2" office:value-type="string">
            <text:p text:style-name="Standard">High diversity (within class)</text:p>
          </table:table-cell>
        </table:table-row>
      </table:table>
      <text:p text:style-name="Standard"/>
      <text:p text:style-name="Standard">The result is 8 treatments, with 5 bromeliads per treatment.</text:p>
      <text:p text:style-name="Standard"/>
      <text:p text:style-name="Standard">Bromeliad size: quite small, 100 – 200 ml.</text:p>
      <text:p text:style-name="Standard"/>
      <text:p text:style-name="Standard">Prey community: based on data. <text:s/>Collected from both the experimental bromeliads and from wild bromeliads.</text:p>
      <text:p text:style-name="Standard"/>
      <text:p text:style-name="Standard">Experiment will run for about 5-6 weeks, depending on how long it takes to set up.</text:p>
      <text:p text:style-name="Standard"/>
      <text:p text:style-name="P2">Response variables:</text:p>
      <text:p text:style-name="Standard"><text:tab/>Litter decomposition rate</text:p>
      <text:p text:style-name="Standard"><text:tab/>microbes: bacterial biomass? Diversity? (<text:span text:style-name="T3">collaboration with Vinicius)</text:span></text:p>
      <text:p text:style-name="Standard"><text:tab/>Prey emergence</text:p>
      <text:p text:style-name="Standard"><text:tab/>Prey biomass</text:p>
      <text:p text:style-name="Standard"><text:tab/>bromeliad growth</text:p>
      <text:p text:style-name="Standard"><text:tab/>predator growth</text:p>
      <text:p text:style-name="Standard"><text:tab/>N-cycling into leaves <text:span text:style-name="T3">(collaboration with Gustavo)</text:span></text:p>
      <text:p text:style-name="Standard"/>
      <text:p text:style-name="Standard">Independent variables (ie predator traits):</text:p>
      <text:p text:style-name="Standard"><text:tab/>Size</text:p>
      <text:p text:style-name="Standard"><text:tab/>feeding style</text:p>
      <text:p text:style-name="Standard"><text:tab/>position in a bromeliad – 2 methods: one, by observation while dissecting a bromeliad, OR by <text:tab/><text:tab/><text:tab/>putting them in a clear bromeliad and letting them settle. <text:s/>Also possible: where to they <text:tab/><text:tab/><text:tab/>settle in a vertical tube, a falcon tube made to resemble a bromeliad.</text:p>
      <text:p text:style-name="Standard"><text:tab/>Diet breadth – give them prey. <text:s/>What do they eat? <text:s/>How much do they eat? <text:s/>Weigh prey first. <text:s/><text:tab/><text:tab/><text:tab/>Would it work better for tabanids in an actual bromeliad? (because apparently they die in <text:tab/><text:tab/>a pot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MacDonald</meta:initial-creator>
    <meta:creation-date>2011-01-20T12:53:02</meta:creation-date>
    <dc:date>2011-02-02T15:32:04</dc:date>
    <dc:creator>Andrew MacDonald</dc:creator>
    <meta:editing-duration>PT03H46M45S</meta:editing-duration>
    <meta:editing-cycles>5</meta:editing-cycles>
    <meta:generator>OpenOffice.org/3.2$Linux OpenOffice.org_project/320m12$Build-9483</meta:generator>
    <meta:printed-by>Andrew MacDonald</meta:printed-by>
    <meta:print-date>2011-02-02T14:26:45</meta:print-date>
    <meta:document-statistic meta:table-count="1" meta:image-count="0" meta:object-count="0" meta:page-count="1" meta:paragraph-count="32" meta:word-count="216" meta:character-count="1426"/>
  </office:meta>
</office:document-meta>
</file>